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1" style:family="text">
      <style:text-properties style:font-name="Nimbus Sans L" style:font-name-asian="Mincho" style:font-name-complex="Tahoma"/>
    </style:style>
    <style:style style:name="Tablec109090acbf24f198f087a3bf0f587a0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Lpn1pod" style:family="table-cell">
      <style:table-cell-properties fo:padding="0.1cm" style:vertical-align="middle" fo:border="0.05pt solid #000000"/>
    </style:style>
    <style:style style:name="Tablef9a9642b1312482aaaa895e63f9b4579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Lpn3pod" style:family="table-cell">
      <style:table-cell-properties style:vertical-align="middle" fo:border="0.05pt solid #000000" fo:padding="0.100cm"/>
    </style:style>
    <style:style style:name="Tablef9a9642b1312482aaaa895e63f9b4579.1" style:family="table-column">
      <style:table-column-properties style:column-width="8.79cm"/>
    </style:style>
    <style:style style:name="Tablef9a9642b1312482aaaa895e63f9b4579.2" style:family="table-column">
      <style:table-column-properties style:column-width="8.79cm"/>
    </style:style>
    <style:style style:name="Table831e5e7f2f484e0aa8f2d7e8aca074af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831e5e7f2f484e0aa8f2d7e8aca074af.1" style:family="table-column">
      <style:table-column-properties style:column-width="17.59cm"/>
    </style:style>
    <style:style style:name="Tablec109090acbf24f198f087a3bf0f587a0.1" style:family="table-column">
      <style:table-column-properties style:column-width="4.12cm"/>
    </style:style>
    <style:style style:name="Tablec109090acbf24f198f087a3bf0f587a0.2" style:family="table-column">
      <style:table-column-properties style:column-width="6.81cm"/>
    </style:style>
    <style:style style:name="Tablec109090acbf24f198f087a3bf0f587a0.3" style:family="table-column">
      <style:table-column-properties style:column-width="6.66cm"/>
    </style:style>
    <style:style style:name="Tableb0966fbfbe7545a89bbe9ba2c28142e2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Lpn6pod" style:family="table-cell">
      <style:table-cell-properties style:vertical-align="middle" fo:background-color="#FFCC33" fo:border="0.05pt solid #000000" fo:padding="0.500cm"/>
    </style:style>
    <style:style style:name="Lpn8pod" style:family="table-cell">
      <style:table-cell-properties style:vertical-align="middle" fo:background-color="#eb9eb9" fo:border="0.05pt solid #000000" fo:padding="0.500cm"/>
    </style:style>
    <style:style style:name="Lpn10pod" style:family="table-cell">
      <style:table-cell-properties style:vertical-align="middle" fo:background-color="#008000" fo:border="0.05pt solid #000000" fo:padding="0.500cm"/>
    </style:style>
    <style:style style:name="Tableb0966fbfbe7545a89bbe9ba2c28142e2.1" style:family="table-column">
      <style:table-column-properties style:column-width="17.59cm"/>
    </style:style>
    <style:style style:name="Table92e13df9d2584bd292cb37d88f9c07d6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Lpn12pod" style:family="table-cell">
      <style:table-cell-properties style:vertical-align="middle" fo:background-color="#e6e6e6" fo:border="0.05pt solid #000000" fo:padding="0.100cm"/>
    </style:style>
    <style:style style:name="Table92e13df9d2584bd292cb37d88f9c07d6.1" style:family="table-column">
      <style:table-column-properties style:column-width="2.97cm"/>
    </style:style>
    <style:style style:name="Table92e13df9d2584bd292cb37d88f9c07d6.2" style:family="table-column">
      <style:table-column-properties style:column-width="0.61cm"/>
    </style:style>
    <style:style style:name="Table92e13df9d2584bd292cb37d88f9c07d6.3" style:family="table-column">
      <style:table-column-properties style:column-width="0.61cm"/>
    </style:style>
    <style:style style:name="Table92e13df9d2584bd292cb37d88f9c07d6.4" style:family="table-column">
      <style:table-column-properties style:column-width="0.61cm"/>
    </style:style>
    <style:style style:name="Table92e13df9d2584bd292cb37d88f9c07d6.5" style:family="table-column">
      <style:table-column-properties style:column-width="0.61cm"/>
    </style:style>
    <style:style style:name="Table92e13df9d2584bd292cb37d88f9c07d6.6" style:family="table-column">
      <style:table-column-properties style:column-width="0.61cm"/>
    </style:style>
    <style:style style:name="Table92e13df9d2584bd292cb37d88f9c07d6.7" style:family="table-column">
      <style:table-column-properties style:column-width="0.61cm"/>
    </style:style>
    <style:style style:name="Table92e13df9d2584bd292cb37d88f9c07d6.8" style:family="table-column">
      <style:table-column-properties style:column-width="0.61cm"/>
    </style:style>
    <style:style style:name="Table92e13df9d2584bd292cb37d88f9c07d6.9" style:family="table-column">
      <style:table-column-properties style:column-width="0.61cm"/>
    </style:style>
    <style:style style:name="Table92e13df9d2584bd292cb37d88f9c07d6.10" style:family="table-column">
      <style:table-column-properties style:column-width="0.61cm"/>
    </style:style>
    <style:style style:name="Table92e13df9d2584bd292cb37d88f9c07d6.11" style:family="table-column">
      <style:table-column-properties style:column-width="0.61cm"/>
    </style:style>
    <style:style style:name="Table92e13df9d2584bd292cb37d88f9c07d6.12" style:family="table-column">
      <style:table-column-properties style:column-width="0.61cm"/>
    </style:style>
    <style:style style:name="Table92e13df9d2584bd292cb37d88f9c07d6.13" style:family="table-column">
      <style:table-column-properties style:column-width="0.61cm"/>
    </style:style>
    <style:style style:name="Table92e13df9d2584bd292cb37d88f9c07d6.14" style:family="table-column">
      <style:table-column-properties style:column-width="0.61cm"/>
    </style:style>
    <style:style style:name="Table92e13df9d2584bd292cb37d88f9c07d6.15" style:family="table-column">
      <style:table-column-properties style:column-width="0.61cm"/>
    </style:style>
    <style:style style:name="Table92e13df9d2584bd292cb37d88f9c07d6.16" style:family="table-column">
      <style:table-column-properties style:column-width="0.61cm"/>
    </style:style>
    <style:style style:name="Table92e13df9d2584bd292cb37d88f9c07d6.17" style:family="table-column">
      <style:table-column-properties style:column-width="0.61cm"/>
    </style:style>
    <style:style style:name="Table92e13df9d2584bd292cb37d88f9c07d6.18" style:family="table-column">
      <style:table-column-properties style:column-width="0.61cm"/>
    </style:style>
    <style:style style:name="Table92e13df9d2584bd292cb37d88f9c07d6.19" style:family="table-column">
      <style:table-column-properties style:column-width="0.61cm"/>
    </style:style>
    <style:style style:name="Table92e13df9d2584bd292cb37d88f9c07d6.20" style:family="table-column">
      <style:table-column-properties style:column-width="0.61cm"/>
    </style:style>
    <style:style style:name="Table92e13df9d2584bd292cb37d88f9c07d6.21" style:family="table-column">
      <style:table-column-properties style:column-width="0.61cm"/>
    </style:style>
    <style:style style:name="Table92e13df9d2584bd292cb37d88f9c07d6.22" style:family="table-column">
      <style:table-column-properties style:column-width="0.61cm"/>
    </style:style>
    <style:style style:name="Table92e13df9d2584bd292cb37d88f9c07d6.23" style:family="table-column">
      <style:table-column-properties style:column-width="0.61cm"/>
    </style:style>
    <style:style style:name="Table92e13df9d2584bd292cb37d88f9c07d6.24" style:family="table-column">
      <style:table-column-properties style:column-width="0.61cm"/>
    </style:style>
    <style:style style:name="Table92e13df9d2584bd292cb37d88f9c07d6.25" style:family="table-column">
      <style:table-column-properties style:column-width="0.61cm"/>
    </style:style>
    <style:style style:name="Tablefddc33668e284a8e8d35fd08207f41c0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cc81462d919b47849bc1b60a1297ec08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Lpn17pod" style:family="table-cell">
      <style:table-cell-properties fo:padding="0.1cm" style:vertical-align="middle" fo:border="none"/>
    </style:style>
    <style:style style:name="Tablecc81462d919b47849bc1b60a1297ec08.1" style:family="table-column">
      <style:table-column-properties style:column-width="8.79cm"/>
    </style:style>
    <style:style style:name="Tablecc81462d919b47849bc1b60a1297ec08.2" style:family="table-column">
      <style:table-column-properties style:column-width="8.79cm"/>
    </style:style>
    <style:style style:name="Table46d1d0e86a5f4de088e79284e2953684" style:family="table" style:parent-style-name="podTable">
      <style:table-properties style:width="17.59cm" style:rel-width="100.0%" table:table-align="left" table:align="left" fo:margin-top="0.30cm" fo:margin-right="0.00cm" fo:margin-bottom="0.30cm" fo:margin-left="0.00cm" fo:keep-with-next="always"/>
    </style:style>
    <style:style style:name="Table46d1d0e86a5f4de088e79284e2953684.1" style:family="table-column">
      <style:table-column-properties style:column-width="17.59cm"/>
    </style:style>
    <style:style style:name="Tablec231f19128714c839a08794c2026c681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c231f19128714c839a08794c2026c681.1" style:family="table-column">
      <style:table-column-properties style:column-width="17.59cm"/>
    </style:style>
    <style:style style:name="Table96f8c8f1fd7a44049ae60afcff8d4ded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96f8c8f1fd7a44049ae60afcff8d4ded.1" style:family="table-column">
      <style:table-column-properties style:column-width="9.96cm"/>
    </style:style>
    <style:style style:name="Table96f8c8f1fd7a44049ae60afcff8d4ded.2" style:family="table-column">
      <style:table-column-properties style:column-width="7.63cm"/>
    </style:style>
    <style:style style:name="Tableb38de454394946e8a770e3a4394c59a2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b38de454394946e8a770e3a4394c59a2.1" style:family="table-column">
      <style:table-column-properties style:column-width="17.59cm"/>
    </style:style>
    <style:style style:name="Tablea96c62fcd2a44d25a046fc79ae8066a6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a96c62fcd2a44d25a046fc79ae8066a6.1" style:family="table-column">
      <style:table-column-properties style:column-width="8.79cm"/>
    </style:style>
    <style:style style:name="Tablea96c62fcd2a44d25a046fc79ae8066a6.2" style:family="table-column">
      <style:table-column-properties style:column-width="8.7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Table test.</text:p>
      <table:table table:name="Tablec109090acbf24f198f087a3bf0f587a0" table:style-name="Tablec109090acbf24f198f087a3bf0f587a0">
        <table:table-column table:style-name="Tablec109090acbf24f198f087a3bf0f587a0.1"/>
        <table:table-column table:style-name="Tablec109090acbf24f198f087a3bf0f587a0.2"/>
        <table:table-column table:style-name="Tablec109090acbf24f198f087a3bf0f587a0.3"/>
        <table:table-row>
          <table:table-cell table:style-name="Lpn1pod">
            <text:p text:style-name="podCellContent">Table 1<text:line-break/></text:p>
          </table:table-cell>
          <table:table-cell table:style-name="Lpn1pod" table:number-columns-spanned="2">
            <text:p text:style-name="podCellContent">aaaaa<text:line-break/></text:p>
          </table:table-cell>
        </table:table-row>
        <table:table-row>
          <table:table-cell table:style-name="Lpn1pod">
            <text:p text:style-name="podCellContent">zzz<text:line-break/></text:p>
          </table:table-cell>
          <table:table-cell table:style-name="Lpn1pod">
            <table:table table:name="Tablef9a9642b1312482aaaa895e63f9b4579" table:style-name="Tablef9a9642b1312482aaaa895e63f9b4579">
              <table:table-column table:style-name="Tablef9a9642b1312482aaaa895e63f9b4579.1"/>
              <table:table-column table:style-name="Tablef9a9642b1312482aaaa895e63f9b4579.2"/>
              <table:table-row>
                <table:table-cell table:style-name="Lpn3pod">
                  <text:p text:style-name="Lpn2pod">SubTableA</text:p>
                </table:table-cell>
                <table:table-cell table:style-name="Lpn3pod">
                  <text:p text:style-name="podCellContent">SubTableB</text:p>
                </table:table-cell>
              </table:table-row>
              <table:table-row>
                <table:table-cell table:style-name="Lpn3pod">
                  <text:p text:style-name="podCellContent">SubTableC</text:p>
                </table:table-cell>
                <table:table-cell table:style-name="Lpn3pod">
                  <text:p text:style-name="podCellContent">SubTableD</text:p>
                </table:table-cell>
              </table:table-row>
            </table:table>
          </table:table-cell>
          <table:table-cell table:style-name="Lpn1pod">
            <text:p text:style-name="podCellContent"><text:span text:style-name="Lpn4pod">Hello</text:span> blabla</text:p>
            <table:table table:name="Table831e5e7f2f484e0aa8f2d7e8aca074af" table:style-name="Table831e5e7f2f484e0aa8f2d7e8aca074af">
              <table:table-column table:style-name="Table831e5e7f2f484e0aa8f2d7e8aca074af.1"/>
              <table:table-row>
                <table:table-cell table:style-name="Lpn1pod">
                  <text:p text:style-name="podCellContent">SubTableOneRowOneColumn</text:p>
                </table:table-cell>
              </table:table-row>
            </table:table>
          </table:table-cell>
        </table:table-row>
        <table:table-row>
          <table:table-cell table:style-name="Lpn1pod">
            <text:p text:style-name="podCellContent">Within a <text:span text:style-name="Lpn4pod">para</text:span>graph</text:p>
          </table:table-cell>
          <table:table-cell table:style-name="Lpn1pod">
            <text:p text:style-name="podCellContent"><text:span text:style-name="Lpn4pod">Hello</text:span> non bold</text:p>
          </table:table-cell>
          <table:table-cell table:style-name="Lpn1pod">
            <text:p text:style-name="podCellContent">Hello <text:span text:style-name="Lpn4pod">bold</text:span> not bold</text:p>
          </table:table-cell>
        </table:table-row>
      </table:table>
      <text:p/>
      <table:table table:name="Tableb0966fbfbe7545a89bbe9ba2c28142e2" table:style-name="Tableb0966fbfbe7545a89bbe9ba2c28142e2">
        <table:table-column table:style-name="Tableb0966fbfbe7545a89bbe9ba2c28142e2.1"/>
        <table:table-row>
          <table:table-cell table:style-name="Lpn6pod">
            <text:p text:style-name="Lpn5pod">Fond en RVB et texte vert</text:p>
          </table:table-cell>
        </table:table-row>
        <table:table-row>
          <table:table-cell table:style-name="Lpn8pod">
            <text:p text:style-name="Lpn7pod">Dans un &lt;p&gt; fond en # et texte bleu</text:p>
          </table:table-cell>
        </table:table-row>
        <table:table-row>
          <table:table-cell table:style-name="Lpn10pod">
            <text:p text:style-name="Lpn9pod">Fond en HTML color et texte gris</text:p>
          </table:table-cell>
        </table:table-row>
      </table:table>
      <text:p/>
      <table:table table:name="Table92e13df9d2584bd292cb37d88f9c07d6" table:style-name="Table92e13df9d2584bd292cb37d88f9c07d6">
        <table:table-column table:style-name="Table92e13df9d2584bd292cb37d88f9c07d6.1"/>
        <table:table-column table:style-name="Table92e13df9d2584bd292cb37d88f9c07d6.2"/>
        <table:table-column table:style-name="Table92e13df9d2584bd292cb37d88f9c07d6.3"/>
        <table:table-column table:style-name="Table92e13df9d2584bd292cb37d88f9c07d6.4"/>
        <table:table-column table:style-name="Table92e13df9d2584bd292cb37d88f9c07d6.5"/>
        <table:table-column table:style-name="Table92e13df9d2584bd292cb37d88f9c07d6.6"/>
        <table:table-column table:style-name="Table92e13df9d2584bd292cb37d88f9c07d6.7"/>
        <table:table-column table:style-name="Table92e13df9d2584bd292cb37d88f9c07d6.8"/>
        <table:table-column table:style-name="Table92e13df9d2584bd292cb37d88f9c07d6.9"/>
        <table:table-column table:style-name="Table92e13df9d2584bd292cb37d88f9c07d6.10"/>
        <table:table-column table:style-name="Table92e13df9d2584bd292cb37d88f9c07d6.11"/>
        <table:table-column table:style-name="Table92e13df9d2584bd292cb37d88f9c07d6.12"/>
        <table:table-column table:style-name="Table92e13df9d2584bd292cb37d88f9c07d6.13"/>
        <table:table-column table:style-name="Table92e13df9d2584bd292cb37d88f9c07d6.14"/>
        <table:table-column table:style-name="Table92e13df9d2584bd292cb37d88f9c07d6.15"/>
        <table:table-column table:style-name="Table92e13df9d2584bd292cb37d88f9c07d6.16"/>
        <table:table-column table:style-name="Table92e13df9d2584bd292cb37d88f9c07d6.17"/>
        <table:table-column table:style-name="Table92e13df9d2584bd292cb37d88f9c07d6.18"/>
        <table:table-column table:style-name="Table92e13df9d2584bd292cb37d88f9c07d6.19"/>
        <table:table-column table:style-name="Table92e13df9d2584bd292cb37d88f9c07d6.20"/>
        <table:table-column table:style-name="Table92e13df9d2584bd292cb37d88f9c07d6.21"/>
        <table:table-column table:style-name="Table92e13df9d2584bd292cb37d88f9c07d6.22"/>
        <table:table-column table:style-name="Table92e13df9d2584bd292cb37d88f9c07d6.23"/>
        <table:table-column table:style-name="Table92e13df9d2584bd292cb37d88f9c07d6.24"/>
        <table:table-column table:style-name="Table92e13df9d2584bd292cb37d88f9c07d6.25"/>
        <table:table-row>
          <table:table-cell table:style-name="Lpn12pod">
            <text:p text:style-name="Lpn11pod">Température</text:p>
          </table:table-cell>
          <table:table-cell table:style-name="Lpn12pod" table:number-columns-spanned="2">
            <text:p text:style-name="podHeaderCellContent"><text:span text:style-name="Lpn13pod">Janvier</text:span></text:p>
          </table:table-cell>
          <table:table-cell table:style-name="Lpn12pod" table:number-columns-spanned="2">
            <text:p text:style-name="podHeaderCellContent"><text:span text:style-name="Lpn13pod">Février</text:span></text:p>
          </table:table-cell>
          <table:table-cell table:style-name="Lpn12pod" table:number-columns-spanned="2">
            <text:p text:style-name="podHeaderCellContent"><text:span text:style-name="Lpn13pod">Mars</text:span></text:p>
          </table:table-cell>
          <table:table-cell table:style-name="Lpn12pod" table:number-columns-spanned="2">
            <text:p text:style-name="podHeaderCellContent"><text:span text:style-name="Lpn13pod">Avril</text:span></text:p>
          </table:table-cell>
          <table:table-cell table:style-name="Lpn12pod" table:number-columns-spanned="2">
            <text:p text:style-name="podHeaderCellContent"><text:span text:style-name="Lpn13pod">Mai</text:span></text:p>
          </table:table-cell>
          <table:table-cell table:style-name="Lpn12pod" table:number-columns-spanned="2">
            <text:p text:style-name="podHeaderCellContent"><text:span text:style-name="Lpn13pod">Juin</text:span></text:p>
          </table:table-cell>
          <table:table-cell table:style-name="Lpn12pod" table:number-columns-spanned="2">
            <text:p text:style-name="podHeaderCellContent"><text:span text:style-name="Lpn13pod">Juillet</text:span></text:p>
          </table:table-cell>
          <table:table-cell table:style-name="Lpn12pod" table:number-columns-spanned="2">
            <text:p text:style-name="podHeaderCellContent"><text:span text:style-name="Lpn13pod">Août</text:span></text:p>
          </table:table-cell>
          <table:table-cell table:style-name="Lpn12pod" table:number-columns-spanned="2">
            <text:p text:style-name="podHeaderCellContent"><text:span text:style-name="Lpn13pod">Septembre</text:span></text:p>
          </table:table-cell>
          <table:table-cell table:style-name="Lpn12pod" table:number-columns-spanned="2">
            <text:p text:style-name="podHeaderCellContent"><text:span text:style-name="Lpn13pod">Octobre</text:span></text:p>
          </table:table-cell>
          <table:table-cell table:style-name="Lpn12pod" table:number-columns-spanned="2">
            <text:p text:style-name="podHeaderCellContent"><text:span text:style-name="Lpn13pod">Novembre</text:span></text:p>
          </table:table-cell>
          <table:table-cell table:style-name="Lpn12pod" table:number-columns-spanned="2">
            <text:p text:style-name="podHeaderCellContent"><text:span text:style-name="Lpn13pod">Décembre</text:span></text:p>
          </table:table-cell>
        </table:table-row>
        <table:table-row>
          <table:table-cell table:style-name="Lpn3pod" table:number-rows-spanned="5">
            <text:p text:style-name="Lpn14pod">Les cinq mois les plus chauds</text:p>
          </table:table-cell>
          <table:table-cell table:style-name="Lpn3pod">
            <text:p text:style-name="podCellContent"><text:span text:style-name="Lpn15pod">1975</text:span></text:p>
          </table:table-cell>
          <table:table-cell table:style-name="Lpn3pod">
            <text:p text:style-name="podCellContent"><text:span text:style-name="Lpn15pod">6.3</text:span></text:p>
          </table:table-cell>
          <table:table-cell table:style-name="Lpn3pod">
            <text:p text:style-name="podCellContent"><text:span text:style-name="Lpn15pod">1990</text:span></text:p>
          </table:table-cell>
          <table:table-cell table:style-name="Lpn3pod">
            <text:p text:style-name="podCellContent"><text:span text:style-name="Lpn15pod">7.9</text:span></text:p>
          </table:table-cell>
          <table:table-cell table:style-name="Lpn3pod">
            <text:p text:style-name="podCellContent"><text:span text:style-name="Lpn15pod">1991</text:span></text:p>
          </table:table-cell>
          <table:table-cell table:style-name="Lpn3pod">
            <text:p text:style-name="podCellContent"><text:span text:style-name="Lpn15pod">9.5</text:span></text:p>
          </table:table-cell>
          <table:table-cell table:style-name="Lpn3pod">
            <text:p text:style-name="podCellContent"><text:span text:style-name="Lpn15pod">1987</text:span></text:p>
          </table:table-cell>
          <table:table-cell table:style-name="Lpn3pod">
            <text:p text:style-name="podCellContent"><text:span text:style-name="Lpn15pod">11.9</text:span></text:p>
          </table:table-cell>
          <table:table-cell table:style-name="Lpn3pod">
            <text:p text:style-name="podCellContent"><text:span text:style-name="Lpn16pod">1947</text:span></text:p>
          </table:table-cell>
          <table:table-cell table:style-name="Lpn3pod">
            <text:p text:style-name="podCellContent"><text:span text:style-name="Lpn15pod">15.8</text:span></text:p>
          </table:table-cell>
          <table:table-cell table:style-name="Lpn3pod">
            <text:p text:style-name="podCellContent"><text:span text:style-name="Lpn15pod">1976</text:span></text:p>
          </table:table-cell>
          <table:table-cell table:style-name="Lpn3pod">
            <text:p text:style-name="podCellContent"><text:span text:style-name="Lpn15pod">19.3</text:span></text:p>
          </table:table-cell>
          <table:table-cell table:style-name="Lpn3pod">
            <text:p text:style-name="podCellContent"><text:span text:style-name="Lpn15pod">1994</text:span></text:p>
          </table:table-cell>
          <table:table-cell table:style-name="Lpn3pod">
            <text:p text:style-name="podCellContent"><text:span text:style-name="Lpn15pod">21.8</text:span></text:p>
          </table:table-cell>
          <table:table-cell table:style-name="Lpn3pod">
            <text:p text:style-name="podCellContent"><text:span text:style-name="Lpn15pod">1997</text:span></text:p>
          </table:table-cell>
          <table:table-cell table:style-name="Lpn3pod">
            <text:p text:style-name="podCellContent"><text:span text:style-name="Lpn15pod">21.2</text:span></text:p>
          </table:table-cell>
          <table:table-cell table:style-name="Lpn3pod">
            <text:p text:style-name="podCellContent"><text:span text:style-name="Lpn15pod">1949</text:span></text:p>
          </table:table-cell>
          <table:table-cell table:style-name="Lpn3pod">
            <text:p text:style-name="podCellContent"><text:span text:style-name="Lpn15pod">17.7</text:span></text:p>
          </table:table-cell>
          <table:table-cell table:style-name="Lpn3pod">
            <text:p text:style-name="podCellContent"><text:span text:style-name="Lpn15pod">1921</text:span></text:p>
          </table:table-cell>
          <table:table-cell table:style-name="Lpn3pod">
            <text:p text:style-name="podCellContent"><text:span text:style-name="Lpn15pod">14.0</text:span></text:p>
          </table:table-cell>
          <table:table-cell table:style-name="Lpn3pod">
            <text:p text:style-name="podCellContent"><text:span text:style-name="Lpn15pod">1994</text:span></text:p>
          </table:table-cell>
          <table:table-cell table:style-name="Lpn3pod">
            <text:p text:style-name="podCellContent"><text:span text:style-name="Lpn15pod">10.4</text:span></text:p>
          </table:table-cell>
          <table:table-cell table:style-name="Lpn3pod">
            <text:p text:style-name="podCellContent"><text:span text:style-name="Lpn15pod">1934</text:span></text:p>
          </table:table-cell>
          <table:table-cell table:style-name="Lpn3pod">
            <text:p text:style-name="podCellContent"><text:span text:style-name="Lpn15pod">7.5</text:span></text:p>
          </table:table-cell>
        </table:table-row>
      </table:table>
      <table:table table:name="Tablefddc33668e284a8e8d35fd08207f41c0" table:style-name="Tablefddc33668e284a8e8d35fd08207f41c0"/>
      <text:p/>
      <table:table table:name="Tablecc81462d919b47849bc1b60a1297ec08" table:style-name="Tablecc81462d919b47849bc1b60a1297ec08">
        <table:table-column table:style-name="Tablecc81462d919b47849bc1b60a1297ec08.1"/>
        <table:table-column table:style-name="Tablecc81462d919b47849bc1b60a1297ec08.2"/>
        <table:table-row>
          <table:table-cell table:style-name="Lpn17pod">
            <text:p text:style-name="podCellContent">A table</text:p>
          </table:table-cell>
          <table:table-cell table:style-name="Lpn17pod">
            <text:p text:style-name="podCellContent">without</text:p>
          </table:table-cell>
        </table:table-row>
        <table:table-row>
          <table:table-cell table:style-name="Lpn17pod" table:number-columns-spanned="2">
            <text:p text:style-name="Lpn18pod">b o r d e r</text:p>
          </table:table-cell>
        </table:table-row>
      </table:table>
      <text:p/>
      <table:table table:name="Table46d1d0e86a5f4de088e79284e2953684" table:style-name="Table46d1d0e86a5f4de088e79284e2953684">
        <table:table-column table:style-name="Table46d1d0e86a5f4de088e79284e2953684.1"/>
        <table:table-row>
          <table:table-cell table:style-name="Lpn1pod">
            <text:p text:style-name="podCellContent">1</text:p>
          </table:table-cell>
        </table:table-row>
        <table:table-row>
          <table:table-cell table:style-name="Lpn1pod">
            <text:p text:style-name="podCellContent">2</text:p>
          </table:table-cell>
        </table:table-row>
      </table:table>
      <table:table table:name="Tablec231f19128714c839a08794c2026c681" table:style-name="Tablec231f19128714c839a08794c2026c681">
        <table:table-column table:style-name="Tablec231f19128714c839a08794c2026c681.1"/>
        <table:table-row>
          <table:table-cell table:style-name="Lpn17pod">
            <text:p text:style-name="podCellContent">No border</text:p>
          </table:table-cell>
        </table:table-row>
      </table:table>
      <text:p text:style-name="Lpn19pod">Negative text indent kept (outside a table)</text:p>
      <table:table table:name="Table96f8c8f1fd7a44049ae60afcff8d4ded" table:style-name="Table96f8c8f1fd7a44049ae60afcff8d4ded">
        <table:table-column table:style-name="Table96f8c8f1fd7a44049ae60afcff8d4ded.1"/>
        <table:table-column table:style-name="Table96f8c8f1fd7a44049ae60afcff8d4ded.2"/>
        <table:table-row/>
        <table:table-row>
          <table:table-cell table:style-name="Lpn1pod">
            <text:p text:style-name="podCellContent">Article 1</text:p>
          </table:table-cell>
          <table:table-cell table:style-name="Lpn1pod">
            <text:p text:style-name="podCellContent">Content</text:p>
          </table:table-cell>
        </table:table-row>
      </table:table>
      <text:p>Titre simple</text:p>
      <table:table table:name="Tableb38de454394946e8a770e3a4394c59a2" table:style-name="Tableb38de454394946e8a770e3a4394c59a2">
        <table:table-column table:style-name="Tableb38de454394946e8a770e3a4394c59a2.1"/>
        <table:table-header-rows>
          <table:table-row>
            <table:table-cell table:style-name="Lpn12pod">
              <text:p text:style-name="podHeaderCellContent">Head</text:p>
            </table:table-cell>
          </table:table-row>
        </table:table-header-rows>
        <table:table-row>
          <table:table-cell table:style-name="Lpn3pod">
            <text:p text:style-name="podCellContent">Body</text:p>
          </table:table-cell>
        </table:table-row>
      </table:table>
      <text:p> </text:p>
      <text:p><text:span text:style-name="Lpn20pod">Compte budgétaire</text:span></text:p>
      <table:table table:name="Tablea96c62fcd2a44d25a046fc79ae8066a6" table:style-name="Tablea96c62fcd2a44d25a046fc79ae8066a6">
        <table:table-column table:style-name="Tablea96c62fcd2a44d25a046fc79ae8066a6.1"/>
        <table:table-column table:style-name="Tablea96c62fcd2a44d25a046fc79ae8066a6.2"/>
        <table:table-header-rows>
          <table:table-row>
            <table:table-cell table:style-name="Lpn12pod">
              <text:p text:style-name="podHeaderCellContent">H1</text:p>
            </table:table-cell>
            <table:table-cell table:style-name="Lpn12pod">
              <text:p text:style-name="podHeaderCellContent">H2</text:p>
            </table:table-cell>
          </table:table-row>
        </table:table-header-rows>
        <table:table-row>
          <table:table-cell table:style-name="Lpn3pod">
            <text:p text:style-name="podCellContent">B1</text:p>
          </table:table-cell>
          <table:table-cell table:style-name="Lpn3pod">
            <text:p text:style-name="podCellContent">B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pn2pod" style:family="paragraph" style:parent-style-name="podCellContent">
      <style:text-properties fo:font-size="75.0%"/>
    </style:style>
    <style:style style:name="Lpn4pod" style:family="text">
      <style:text-properties fo:font-weight="bold"/>
    </style:style>
    <style:style style:name="Lpn5pod" style:family="paragraph" style:parent-style-name="podCellContent">
      <style:text-properties fo:color="#54C221"/>
    </style:style>
    <style:style style:name="Lpn7pod" style:family="paragraph" style:parent-style-name="podCellContent">
      <style:text-properties fo:color="#205c90"/>
    </style:style>
    <style:style style:name="Lpn9pod" style:family="paragraph" style:parent-style-name="podCellContent">
      <style:text-properties fo:color="#808080"/>
    </style:style>
    <style:style style:name="Lpn11pod" style:family="paragraph" style:parent-style-name="podHeaderCellContent">
      <style:text-properties fo:font-size="0.226cm"/>
    </style:style>
    <style:style style:name="Lpn13pod" style:family="text">
      <style:text-properties fo:font-size="0.226cm"/>
    </style:style>
    <style:style style:name="Lpn14pod" style:family="paragraph" style:parent-style-name="podCellContent">
      <style:text-properties fo:font-size="0.204cm"/>
    </style:style>
    <style:style style:name="Lpn15pod" style:family="text">
      <style:text-properties fo:font-size="0.204cm"/>
    </style:style>
    <style:style style:name="Lpn16pod" style:family="text">
      <style:text-properties fo:color="#ff0000" fo:font-size="0.204cm"/>
    </style:style>
    <style:style style:name="Lpn18pod" style:family="paragraph" style:parent-style-name="podCellContent">
      <style:paragraph-properties fo:text-align="center"/>
    </style:style>
    <style:style style:name="Lpn19pod" style:family="paragraph" style:parent-style-name="Standard">
      <style:paragraph-properties fo:text-indent="-1cm"/>
    </style:style>
    <style:style style:name="Lpn20pod" style:family="text">
      <style:text-properties fo:font-weight="bold"/>
    </style:style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  <dc:title>xhtmlTables</dc:title>
  </office:meta>
</office:document-meta>
</file>